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fe06" officeooo:paragraph-rsid="0017fe0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aufgabe 1.3</text:p>
      <text:p text:style-name="P1"/>
      <text:p text:style-name="P1">Typen:</text:p>
      <text:p text:style-name="P1">int, bool, char, double, int duoble</text:p>
      <text:p text:style-name="P1"/>
      <text:p text:style-name="P1">Variablen:</text:p>
      <text:p text:style-name="P1">a, b, c, d, e</text:p>
      <text:p text:style-name="P1">two wurde const gesetzt</text:p>
      <text:p text:style-name="P1"/>
      <text:p text:style-name="P1">Wert:</text:p>
      <text:p text:style-name="P1">9, false, 'a', 1.3, 2, 4.5</text:p>
      <text:p text:style-name="P1"/>
      <text:p text:style-name="P1">Bei einer Typkonvertierung führt man einen Datentyp in einen anderen über.</text:p>
      <text:p text:style-name="P1">Bspw. Einen float zu einem int machen, dabei kann es aber zu Ungenauigkeiten führen, da ein int den Nachkommawert nicht enthalten kann.</text:p>
      <text:p text:style-name="P1"/>
      <text:p text:style-name="P1"/>
      <text:p text:style-name="P1">Aufgabe 1.4</text:p>
      <text:p text:style-name="P1"/>
      <text:p text:style-name="P1">Bei einer Initialisierung wird bspw. Eine Variable deklariert und definiert.</text:p>
      <text:p text:style-name="P1"/>
      <text:p text:style-name="P1">int i = 0;</text:p>
      <text:p text:style-name="P1"/>
      <text:p text:style-name="P1">Bei bei einer Zuweisung wird sie nur definiert.</text:p>
      <text:p text:style-name="P1"/>
      <text:p text:style-name="P1"><text:s/>i=0;</text:p>
      <text:p text:style-name="P1"/>
      <text:p text:style-name="P1">Aufgabe 1.5</text:p>
      <text:p text:style-name="P1"/>
      <text:p text:style-name="P1">Bei der Deklaration mache ich dem Compiler etwas bekannt, bei der Definition legt man fest, welchen Wert oder welche Funktionsweise etwas hat.</text:p>
      <text:p text:style-name="P1"/>
      <text:p text:style-name="P1">Bei Funktionen kann ich die Deklaration oben an den Quellcode stellen, was diese Funktion aber tut kann ich dann später defnieren.</text:p>
      <text:p text:style-name="P1"/>
      <text:p text:style-name="P1"><text:s/>bool trueorfalse(int a; int b);</text:p>
      <text:p text:style-name="P1"/>
      <text:p text:style-name="P1"><text:s/>bool trueorfalse(int a; int b)</text:p>
      <text:p text:style-name="P1">{</text:p>
      <text:p text:style-name="P1"><text:s/><text:tab/>if (a&lt;b)</text:p>
      <text:p text:style-name="P1"><text:tab/>{</text:p>
      <text:p text:style-name="P1"><text:tab/><text:tab/>return true;</text:p>
      <text:p text:style-name="P1"><text:tab/>}</text:p>
      <text:p text:style-name="P1">}</text:p>
      <text:p text:style-name="P1"/>
      <text:p text:style-name="P1">Nach dem gleichen Prinzip funktioniert das auch bei Variablen und Klassen.</text:p>
      <text:p text:style-name="P1"/>
      <text:p text:style-name="P1">Aufgabe 1.6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5T13:09:25.733241406</meta:creation-date>
    <dc:date>2016-04-25T13:22:33.782288211</dc:date>
    <meta:editing-duration>P0D</meta:editing-duration>
    <meta:editing-cycles>1</meta:editing-cycles>
    <meta:document-statistic meta:table-count="0" meta:image-count="0" meta:object-count="0" meta:page-count="2" meta:paragraph-count="28" meta:word-count="160" meta:character-count="949" meta:non-whitespace-character-count="808"/>
    <meta:generator>LibreOffice/4.2.8.2$Linux_X86_64 LibreOffice_project/420m0$Build-2</meta:generator>
  </office:meta>
</office:document-meta>
</file>